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9pt" style:font-size-asian="7.84999990463257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8.75pt" style:font-size-complex="10pt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9pt" style:font-size-asian="7.84999990463257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 Willem </text:p>
      <text:p text:style-name="P4"/>
      <text:p text:style-name="P4"/>
      <text:p text:style-name="P2">Education</text:p>
      <text:p text:style-name="P9"/>
      <text:p text:style-name="P9"/>
      <text:p text:style-name="P9"/>
      <text:p text:style-name="P2">Objective</text:p>
      <text:p text:style-name="P9"/>
      <text:p text:style-name="P1"/>
      <text:p text:style-name="P2">Skill Set</text:p>
      <text:p text:style-name="P7"/>
      <text:p text:style-name="P7"/>
      <text:p text:style-name="P8"/>
      <text:p text:style-name="P8"/>
      <text:p text:style-name="P8"/>
      <text:p text:style-name="P7"/>
      <text:p text:style-name="P2">Experien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mailto:ana@jellobrain.com">ana@jellobrain.com</text:a> <text:s/>| <text:s text:c="2"/>505.990.6835 <text:s/>| <text:s/><text:a xlink:type="simple" xlink:href="http://jellobrain.com/">http://jellobrain.com</text:a> </text:p>
      <text:p text:style-name="P6"/>
      <text:p text:style-name="Standard"/>
      <text:p text:style-name="P3">Rhode Island School of Design | BFA Industrial Design | 1999 – 2002</text:p>
      <text:p text:style-name="P3">New Mexico State University | Fine Arts | 1993 – 1998</text:p>
      <text:p text:style-name="P3">Reed College | Political Science | 1990 – 1991</text:p>
      <text:p text:style-name="P3"/>
      <text:p text:style-name="P3"/>
      <text:p text:style-name="P3">To establish a lasting relationship with an innovative and energetic organization making the world a better place through the thoughtful development of technology for engaged stakeholders.</text:p>
      <text:p text:style-name="P3"/>
      <text:p text:style-name="P3"/>
      <text:p text:style-name="P3"><text:span text:style-name="T1">WEB:</text:span> 8 Years of experience with the development of custom web applications using open source content management systems. <text:s/>Fluent in: PHP, MYSQL, CSS, HTML. <text:s/>Exp. With: JavaScript.</text:p>
      <text:p text:style-name="P3"><text:span text:style-name="T1">DATABASE: </text:span>10 years of experience developing data management systems on a variety of platforms ranging from FileMaker/Access to Oracle to Web-based MySQL database applications.</text:p>
      <text:p text:style-name="P3"><text:span text:style-name="T1">PROJECT MANAGEMENT:</text:span> 12 years of experience managing <text:s/>local and distributed virtual teams. <text:s/></text:p>
      <text:p text:style-name="P3">7 years experience with various permutations of Agile development practices.</text:p>
      <text:p text:style-name="P3"/>
      <text:p text:style-name="P3"/>
      <text:p text:style-name="P5">Entrepreneur/Web-developer | jellobrain.com | 1998 – current</text:p>
      <text:p text:style-name="P3">My business, jellobrain, has morphed over the years, but has consistently focused on web and technology applications for non-profit organizations and acting both as an advisor and as a full spectrum web development shop.</text:p>
      <text:p text:style-name="P3"/>
      <text:p text:style-name="P5">Technical Lead | TechSoup Global | 2010 - 2012</text:p>
      <text:p text:style-name="P3">Technical Lead for a distributed global team of developers and stakeholders developing a social network platform on drupal that enables non-profit organizations and activists to access technology and development projects/money. <text:s/>Also maintain and develop other platforms for the organization.</text:p>
      <text:p text:style-name="P3"/>
      <text:p text:style-name="P5">Web Developer / Advisor | Alternate ROOTS | 2009 - 2011</text:p>
      <text:p text:style-name="P3">Developed and designed, from the ground up, a multidimensional web application / data management system for the organization using drupal, and acted in an advisory role once development stabilized.</text:p>
      <text:p text:style-name="P3"/>
      <text:p text:style-name="P5">Director Information Technology | Southern Center for Human Rights | 2007-2009</text:p>
      <text:p text:style-name="P3">Developed virtual office website on drupal for collaboration between a distributed team of lawyers and organizers. <text:s/>Also developed their main website and manged the implementation of their development database. <text:s/></text:p>
      <text:p text:style-name="P3"/>
      <text:p text:style-name="P5">Project Manager | ifPeople | 2007- 2008 </text:p>
      <text:p text:style-name="P3">Served as a project manager for distributed team developing custom web applications using Plone.</text:p>
      <text:p text:style-name="P3"/>
      <text:p text:style-name="P5">Volunteer Project Manager | United States Social Forum | 2006 - 2007 </text:p>
      <text:p text:style-name="P3">Served as a project manager for distributed team developing event management systems, registration systems and website for the United States Social Forum.</text:p>
      <text:p text:style-name="P3"/>
      <text:p text:style-name="P5">Database Specialist | Institute of American Indian Arts | 2006 - 2007 </text:p>
      <text:p text:style-name="P3">Managed, implemented and organized a wholesale conversion from a legacy Matriculation and Data Management Systems to an Oracle-based system (EMPOWER).</text:p>
      <text:p text:style-name="P3"/>
      <text:p text:style-name="P5">Information Systems Designer | Bioneers | 2004 - 2006 </text:p>
      <text:p text:style-name="P3">Managed, implemented and organized a wholesale conversion from a legacy FileMaker Event Management and Organizational Data Management Systems to a custom web-based drupal/CiviCRM implementation. <text:s/>Managed the development of first ever CiviNode module (drupal).</text:p>
      <text:p text:style-name="P3"/>
      <text:p text:style-name="P5">Assistant Dean | EcoVersity | 2002 - 2004 </text:p>
      <text:p text:style-name="P3">Aided in the running of a small vocational school that taught environmentally aware and sustainable technologies. <text:s/>Helped develop curriculum, manage databases and mastered website.</text:p>
      <text:p text:style-name="P3"/>
      <text:p text:style-name="P3"><text:span text:style-name="T1">References available on request or from: <text:s/></text:span><text:a xlink:type="simple" xlink:href="http://jellobrain.com/references"><text:span text:style-name="T1">http://jellobrain.com/reference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0.5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imbus Sans L" fo:font-size="11pt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Sans L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size="11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17in" fo:margin-bottom="0.4272in" fo:margin-left="0.5311in" fo:margin-right="0.4791in" style:writing-mode="lr-tb" style:footnote-max-height="0in">
        <style:columns fo:column-count="2">
          <style:column style:rel-width="2734*" fo:start-indent="0in" fo:end-indent="0.1in"/>
          <style:column style:rel-width="8051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willem</meta:initial-creator>
    <meta:creation-date>2010-02-22T11:51:02</meta:creation-date>
    <dc:creator>ana </dc:creator>
    <dc:date>2013-03-14T16:13:47</dc:date>
    <meta:editing-cycles>9</meta:editing-cycles>
    <meta:editing-duration>PT1H20M6S</meta:editing-duration>
    <meta:printed-by>jellobrain </meta:printed-by>
    <meta:print-date>2012-01-27T13:49:31</meta:print-date>
    <meta:document-statistic meta:table-count="0" meta:image-count="0" meta:object-count="0" meta:page-count="1" meta:paragraph-count="33" meta:word-count="481" meta:character-count="3334" meta:non-whitespace-character-count="2862"/>
    <meta:user-defined meta:name="Info 1"/>
    <meta:user-defined meta:name="Info 2"/>
    <meta:user-defined meta:name="Info 3"/>
    <meta:user-defined meta:name="Info 4"/>
  </office:meta>
</office:document-meta>
</file>